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#000000" fo:padding="0.0382in" fo:border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#000000" fo:padding="0.0382in" fo:border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000000" fo:padding="0.0382in" fo:border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P1" style:family="paragraph" style:parent-style-name="Table_20_Contents">
      <style:text-properties style:font-name="Liberation Mono" fo:font-size="8pt" officeooo:rsid="0143111c" officeooo:paragraph-rsid="0143111c" style:font-size-asian="8pt" style:font-size-complex="8pt"/>
    </style:style>
    <style:style style:name="P2" style:family="paragraph" style:parent-style-name="Text_20_body">
      <style:text-properties officeooo:rsid="00ba1ae0" officeooo:paragraph-rsid="013ac937"/>
    </style:style>
    <style:style style:name="P3" style:family="paragraph" style:parent-style-name="Text_20_body">
      <style:text-properties officeooo:rsid="00ba1ae0" officeooo:paragraph-rsid="014661bf"/>
    </style:style>
    <style:style style:name="P4" style:family="paragraph" style:parent-style-name="Text_20_body">
      <style:text-properties officeooo:rsid="013cc77a" officeooo:paragraph-rsid="013cc77a"/>
    </style:style>
    <style:style style:name="P5" style:family="paragraph" style:parent-style-name="Text_20_body">
      <style:text-properties officeooo:rsid="0143111c" officeooo:paragraph-rsid="0143111c"/>
    </style:style>
    <style:style style:name="P6" style:family="paragraph" style:parent-style-name="Text_20_body">
      <style:text-properties fo:font-weight="normal" officeooo:rsid="0144ee88" officeooo:paragraph-rsid="0144ee88" style:font-weight-asian="normal" style:font-weight-complex="normal"/>
    </style:style>
    <style:style style:name="P7" style:family="paragraph" style:parent-style-name="Text_20_body">
      <style:text-properties officeooo:rsid="014ab2f1" officeooo:paragraph-rsid="014ab2f1"/>
    </style:style>
    <style:style style:name="P8" style:family="paragraph" style:parent-style-name="Text_20_body">
      <style:text-properties style:font-name="Liberation Serif" fo:font-size="12pt" officeooo:rsid="014661bf" officeooo:paragraph-rsid="014661bf" style:font-size-asian="10.5pt" style:font-size-complex="12pt"/>
    </style:style>
    <style:style style:name="P9" style:family="paragraph" style:parent-style-name="Text_20_body">
      <style:text-properties style:font-name="Liberation Serif" fo:font-size="12pt" officeooo:rsid="01446057" officeooo:paragraph-rsid="01446057" style:font-size-asian="10.5pt" style:font-size-complex="12pt"/>
    </style:style>
    <style:style style:name="P10" style:family="paragraph" style:parent-style-name="Text_20_body">
      <style:text-properties style:font-name="Liberation Serif" fo:font-size="12pt" officeooo:rsid="0112f975" officeooo:paragraph-rsid="013ac937" style:font-size-asian="10.5pt" style:font-size-complex="12pt"/>
    </style:style>
    <style:style style:name="P11" style:family="paragraph" style:parent-style-name="Text_20_body">
      <style:text-properties style:font-name="Liberation Serif" fo:font-size="12pt" officeooo:rsid="01457bcb" officeooo:paragraph-rsid="01457bcb" style:font-size-asian="10.5pt" style:font-size-complex="12pt"/>
    </style:style>
    <style:style style:name="P12" style:family="paragraph" style:parent-style-name="Text_20_body">
      <style:text-properties style:font-name="Liberation Serif" fo:font-size="12pt" officeooo:rsid="0146ede1" officeooo:paragraph-rsid="0146ede1" style:font-size-asian="10.5pt" style:font-size-complex="12pt"/>
    </style:style>
    <style:style style:name="P13" style:family="paragraph" style:parent-style-name="Text_20_body">
      <style:text-properties style:font-name="Liberation Serif" fo:font-size="12pt" officeooo:rsid="0143111c" officeooo:paragraph-rsid="0143111c" style:font-size-asian="10.5pt" style:font-size-complex="12pt"/>
    </style:style>
    <style:style style:name="P14" style:family="paragraph" style:parent-style-name="Text_20_body">
      <style:text-properties style:font-name="Liberation Serif" fo:font-size="12pt" fo:font-weight="bold" officeooo:rsid="0143111c" officeooo:paragraph-rsid="0143111c" style:font-size-asian="10.5pt" style:font-weight-asian="bold" style:font-size-complex="12pt" style:font-weight-complex="bold"/>
    </style:style>
    <style:style style:name="P15" style:family="paragraph" style:parent-style-name="Text_20_body">
      <style:text-properties style:font-name="Liberation Serif" fo:font-size="12pt" fo:font-weight="normal" officeooo:rsid="01414999" officeooo:paragraph-rsid="0143111c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style:font-name="Liberation Serif" fo:font-size="12pt" fo:font-weight="normal" officeooo:rsid="0143111c" officeooo:paragraph-rsid="0143111c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fo:font-size="12pt" fo:font-weight="normal" officeooo:rsid="01446057" officeooo:paragraph-rsid="01446057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Mono" fo:font-size="10pt" officeooo:rsid="01b6010e" officeooo:paragraph-rsid="014de0c0" style:font-size-asian="8.75pt" style:font-size-complex="10pt"/>
    </style:style>
    <style:style style:name="P19" style:family="paragraph" style:parent-style-name="Table_20_Contents">
      <style:text-properties style:font-name="Liberation Mono" fo:font-size="10pt" officeooo:rsid="01ce40c7" officeooo:paragraph-rsid="014de0c0" style:font-size-asian="8.75pt" style:font-size-complex="10pt"/>
    </style:style>
    <style:style style:name="P20" style:family="paragraph" style:parent-style-name="Table_20_Contents">
      <style:text-properties fo:font-size="12pt" officeooo:rsid="01c41a08" officeooo:paragraph-rsid="014de0c0" style:font-size-asian="12pt" style:font-size-complex="12pt"/>
    </style:style>
    <style:style style:name="P21" style:family="paragraph" style:parent-style-name="Table_20_Contents">
      <style:text-properties fo:font-size="12pt" officeooo:paragraph-rsid="014de0c0" style:font-size-asian="12pt" style:font-size-complex="12pt"/>
    </style:style>
    <style:style style:name="P22" style:family="paragraph" style:parent-style-name="Heading_20_2">
      <style:text-properties style:font-name="Liberation Serif" fo:font-size="14pt" officeooo:rsid="00a3fbe1" officeooo:paragraph-rsid="00a3fbe1" style:font-size-asian="14pt" style:font-size-complex="14pt"/>
    </style:style>
    <style:style style:name="P23" style:family="paragraph" style:parent-style-name="Heading_20_1">
      <style:text-properties style:font-name="Liberation Serif" fo:font-size="16pt" officeooo:rsid="002fd4f2" officeooo:paragraph-rsid="002fd4f2" style:font-size-asian="16pt" style:font-size-complex="16pt"/>
    </style:style>
    <style:style style:name="P24" style:family="paragraph" style:parent-style-name="Text_20_body" style:list-style-name="L1">
      <style:text-properties style:font-name="Liberation Serif" fo:font-size="12pt" officeooo:rsid="0146ede1" officeooo:paragraph-rsid="0146ede1" style:font-size-asian="10.5pt" style:font-size-complex="12pt"/>
    </style:style>
    <style:style style:name="P25" style:family="paragraph" style:parent-style-name="Text_20_body">
      <style:text-properties style:font-name="Liberation Serif" fo:font-size="12pt" officeooo:rsid="014ab2f1" officeooo:paragraph-rsid="014e4b94" style:font-size-asian="10.5pt" style:font-size-complex="12pt"/>
    </style:style>
    <style:style style:name="P26" style:family="paragraph" style:parent-style-name="Text_20_body">
      <style:text-properties style:font-name="Liberation Serif" fo:font-size="12pt" fo:font-weight="normal" officeooo:rsid="0143111c" officeooo:paragraph-rsid="014de0c0" style:font-size-asian="10.5pt" style:font-weight-asian="normal" style:font-size-complex="12pt" style:font-weight-complex="normal"/>
    </style:style>
    <style:style style:name="P27" style:family="paragraph" style:parent-style-name="Text_20_body">
      <style:text-properties style:font-name="Liberation Serif" fo:font-size="12pt" fo:font-weight="normal" officeooo:rsid="0143111c" officeooo:paragraph-rsid="014ed6e9" style:font-size-asian="10.5pt" style:font-weight-asian="normal" style:font-size-complex="12pt" style:font-weight-complex="normal"/>
    </style:style>
    <style:style style:name="P28" style:family="paragraph" style:parent-style-name="Text_20_body">
      <style:text-properties style:font-name="Liberation Serif" fo:font-size="12pt" fo:font-weight="normal" officeooo:rsid="01af90c9" officeooo:paragraph-rsid="014c7e3a" style:font-size-asian="12pt" style:font-weight-asian="normal" style:font-size-complex="12pt" style:font-weight-complex="normal"/>
    </style:style>
    <style:style style:name="P29" style:family="paragraph" style:parent-style-name="Text_20_body">
      <style:text-properties style:font-name="Liberation Serif" fo:font-size="12pt" fo:font-weight="normal" officeooo:rsid="01abb4cf" officeooo:paragraph-rsid="014de0c0" style:font-size-asian="12pt" style:font-weight-asian="normal" style:font-size-complex="12pt" style:font-weight-complex="normal"/>
    </style:style>
    <style:style style:name="P30" style:family="paragraph" style:parent-style-name="Text_20_body">
      <style:text-properties style:font-name="Liberation Serif" fo:font-size="12pt" officeooo:rsid="01b05d60" officeooo:paragraph-rsid="014e4b94" style:font-size-asian="12pt" style:font-size-complex="12pt"/>
    </style:style>
    <style:style style:name="P31" style:family="paragraph" style:parent-style-name="Text_20_body">
      <style:text-properties fo:font-size="12pt" fo:font-weight="normal" officeooo:rsid="01abb4cf" officeooo:paragraph-rsid="014de0c0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font-size="12pt" fo:font-weight="normal" officeooo:rsid="01abb4cf" officeooo:paragraph-rsid="014e4b94" style:font-size-asian="12pt" style:font-weight-asian="normal" style:font-size-complex="12pt" style:font-weight-complex="normal"/>
    </style:style>
    <style:style style:name="P33" style:family="paragraph" style:parent-style-name="Text_20_body">
      <style:text-properties fo:font-size="12pt" fo:font-weight="normal" officeooo:rsid="01b05d60" officeooo:paragraph-rsid="014c7e3a" style:font-size-asian="12pt" style:font-weight-asian="normal" style:font-size-complex="12pt" style:font-weight-complex="normal"/>
    </style:style>
    <style:style style:name="P34" style:family="paragraph" style:parent-style-name="Text_20_body">
      <style:text-properties fo:font-size="12pt" fo:font-weight="normal" officeooo:rsid="01b05d60" officeooo:paragraph-rsid="014e4b94" style:font-size-asian="12pt" style:font-weight-asian="normal" style:font-size-complex="12pt" style:font-weight-complex="normal"/>
    </style:style>
    <style:style style:name="P35" style:family="paragraph" style:parent-style-name="Text_20_body">
      <style:text-properties fo:font-size="12pt" fo:font-weight="normal" officeooo:rsid="01af90c9" officeooo:paragraph-rsid="014c7e3a" style:font-size-asian="12pt" style:font-weight-asian="normal" style:font-size-complex="12pt" style:font-weight-complex="normal"/>
    </style:style>
    <style:style style:name="P36" style:family="paragraph" style:parent-style-name="Text_20_body">
      <style:text-properties fo:font-size="12pt" fo:font-weight="bold" officeooo:rsid="01aeffe6" officeooo:paragraph-rsid="014c7e3a" style:font-size-asian="12pt" style:font-weight-asian="bold" style:font-size-complex="12pt" style:font-weight-complex="bold"/>
    </style:style>
    <style:style style:name="P37" style:family="paragraph" style:parent-style-name="Heading_20_3">
      <style:text-properties fo:font-size="12pt" style:font-size-asian="12pt" style:font-size-complex="12pt"/>
    </style:style>
    <style:style style:name="P38" style:family="paragraph" style:parent-style-name="Heading_20_3">
      <style:text-properties officeooo:paragraph-rsid="014ed6e9"/>
    </style:style>
    <style:style style:name="P39" style:family="paragraph">
      <loext:graphic-properties draw:fill="none"/>
    </style:style>
    <style:style style:name="P40" style:family="paragraph">
      <loext:graphic-properties draw:fill="none" draw:fill-color="#ffffff"/>
      <style:text-properties style:font-name="Liberation Mono" fo:font-size="10pt" style:font-size-asian="10pt" style:font-size-complex="10pt"/>
    </style:style>
    <style:style style:name="P41" style:family="paragraph">
      <loext:graphic-properties draw:fill="none" draw:fill-color="#ffffff"/>
    </style:style>
    <style:style style:name="P42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12pt" style:font-size-asian="10.5pt" style:font-size-complex="12pt"/>
    </style:style>
    <style:style style:name="T2" style:family="text">
      <style:text-properties style:font-name="Liberation Serif" fo:font-size="12pt" officeooo:rsid="00be606b" style:font-size-asian="10.5pt" style:font-size-complex="12pt"/>
    </style:style>
    <style:style style:name="T3" style:family="text">
      <style:text-properties style:font-name="Liberation Serif" fo:font-size="12pt" officeooo:rsid="0112f975" style:font-size-asian="10.5pt" style:font-size-complex="12pt"/>
    </style:style>
    <style:style style:name="T4" style:family="text">
      <style:text-properties style:font-name="Liberation Serif" fo:font-size="12pt" officeooo:rsid="013ac937" style:font-size-asian="10.5pt" style:font-size-complex="12pt"/>
    </style:style>
    <style:style style:name="T5" style:family="text">
      <style:text-properties style:font-name="Liberation Serif" fo:font-size="12pt" officeooo:rsid="01446057" style:font-size-asian="10.5pt" style:font-size-complex="12pt"/>
    </style:style>
    <style:style style:name="T6" style:family="text">
      <style:text-properties style:font-name="Liberation Serif" fo:font-size="12pt" officeooo:rsid="01457bcb" style:font-size-asian="10.5pt" style:font-size-complex="12pt"/>
    </style:style>
    <style:style style:name="T7" style:family="text">
      <style:text-properties style:font-name="Liberation Serif" fo:font-size="12pt" officeooo:rsid="014a764d" style:font-size-asian="10.5pt" style:font-size-complex="12pt"/>
    </style:style>
    <style:style style:name="T8" style:family="text">
      <style:text-properties officeooo:rsid="00a27f03"/>
    </style:style>
    <style:style style:name="T9" style:family="text">
      <style:text-properties officeooo:rsid="00a8bc8b"/>
    </style:style>
    <style:style style:name="T10" style:family="text">
      <style:text-properties officeooo:rsid="00ba1ae0"/>
    </style:style>
    <style:style style:name="T11" style:family="text">
      <style:text-properties fo:font-size="12pt" fo:font-weight="normal" officeooo:rsid="01446057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14661bf" style:font-size-asian="12pt" style:font-weight-asian="normal" style:font-size-complex="12pt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1451e72" style:font-size-asian="12pt" style:font-size-complex="12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14e4b94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1b3261b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1b0702b" style:font-size-asian="12pt" style:font-weight-asian="bold" style:font-size-complex="12pt" style:font-weight-complex="bold"/>
    </style:style>
    <style:style style:name="T19" style:family="text">
      <style:text-properties officeooo:rsid="01b568b2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1b3261b" style:font-weight-asian="bold" style:font-weight-complex="bold"/>
    </style:style>
    <style:style style:name="T22" style:family="text">
      <style:text-properties fo:font-weight="bold" officeooo:rsid="01b0702b" style:font-weight-asian="bold" style:font-weight-complex="bold"/>
    </style:style>
    <style:style style:name="T23" style:family="text">
      <style:text-properties fo:font-weight="bold" officeooo:rsid="014e4b94" style:font-weight-asian="bold" style:font-weight-complex="bold"/>
    </style:style>
    <style:style style:name="T24" style:family="text">
      <style:text-properties officeooo:rsid="01b0702b"/>
    </style:style>
    <style:style style:name="T25" style:family="text">
      <style:text-properties officeooo:rsid="01b89da7"/>
    </style:style>
    <style:style style:name="T26" style:family="text">
      <style:text-properties officeooo:rsid="01b05d60"/>
    </style:style>
    <style:style style:name="T27" style:family="text">
      <style:text-properties fo:font-size="13pt" fo:font-weight="bold" style:font-size-asian="13pt" style:font-weight-asian="bold" style:font-size-complex="13pt" style:font-weight-complex="bold"/>
    </style:style>
    <style:style style:name="T28" style:family="text">
      <style:text-properties fo:font-size="13pt" fo:font-weight="bold" officeooo:rsid="01b0702b" style:font-size-asian="13pt" style:font-weight-asian="bold" style:font-size-complex="13pt" style:font-weight-complex="bold"/>
    </style:style>
    <style:style style:name="T29" style:family="text">
      <style:text-properties fo:font-size="13pt" fo:font-weight="bold" officeooo:rsid="01b3261b" style:font-size-asian="13pt" style:font-weight-asian="bold" style:font-size-complex="13pt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1b0702b" style:font-weight-asian="normal" style:font-weight-complex="normal"/>
    </style:style>
    <style:style style:name="T32" style:family="text">
      <style:text-properties officeooo:rsid="014ed6e9"/>
    </style:style>
    <style:style style:name="T33" style:family="text">
      <style:text-properties style:font-name="Liberation Mono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0.3008in" fo:min-width="1.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0.2846in" fo:min-width="1.5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0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end="Arrow" draw:marker-end-width="0.0693in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0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Ultrafine_20_Dashed" svg:stroke-color="#000000" draw:marker-end="Arrow" draw:marker-end-width="0.0693in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draw:stroke-dash="Ultrafine_20_Dashed" svg:stroke-color="#000000" draw:marker-end="Arrow" draw:marker-end-width="0.0693in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CST<text:span text:style-name="T8">0006</text:span> – <text:span text:style-name="T10">Computer Programming Foundations</text:span></text:h>
      <text:h text:style-name="P22" text:outline-level="2">INTRODUCTION <text:span text:style-name="T9">to WEEK05</text:span></text:h>
      <text:p text:style-name="P3"><text:span text:style-name="T2">In this lecture and lab section we are going to </text:span><text:span text:style-name="T4">finally get into the real meat and potatoes of programming. <text:s/>We are going to learn about the different data types we can use and how to create variables and how to do operations on them. <text:s/></text:span></text:p>
      <text:p text:style-name="P8">We are going to cover the general concepts of variables and data types. <text:s/>It is a huge topic, but I want to cover the basics and some gotchas that we need to be aware of.</text:p>
      <text:h text:style-name="P37" text:outline-level="3">Data Types</text:h>
      <text:p text:style-name="P4"><text:span text:style-name="T3">N</text:span><text:span text:style-name="T1">ot all programming languages provide the same data types. <text:s/>When a programming language has a supported data type, those data types are known as built-in or primitive data types.</text:span></text:p>
      <text:p text:style-name="P9">boolean<text:tab/>1/0, True/False, On/Off needs 1 bit</text:p>
      <text:p text:style-name="P10">int<text:tab/><text:tab/>integer: a whole number</text:p>
      <text:p text:style-name="P2"><text:span text:style-name="T3">float<text:tab/><text:tab/>floating point </text:span><text:span text:style-name="T7">number</text:span><text:span text:style-name="T3">: a number with a fractional part</text:span></text:p>
      <text:p text:style-name="P2"><text:span text:style-name="T4">d</text:span><text:span text:style-name="T3">ouble<text:tab/><text:tab/>double-precision floating point value</text:span></text:p>
      <text:p text:style-name="P10">char<text:tab/><text:tab/>single character</text:p>
      <text:p text:style-name="P10">void<text:tab/><text:tab/>valueless special purpose type</text:p>
      <text:p text:style-name="P7"><text:span text:style-name="T3">a</text:span><text:span text:style-name="T1">rray<text:tab/><text:tab/>a data structure that is a contiguous collection of elements of a data type</text:span></text:p>
      <text:p text:style-name="P5"><text:span text:style-name="T1">string<text:tab/><text:tab/></text:span><text:span text:style-name="T5">an array of chars</text:span></text:p>
      <text:h text:style-name="Heading_20_3" text:outline-level="3"><text:span text:style-name="T16">S</text:span><text:span text:style-name="T15">igned/</text:span><text:span text:style-name="T16">U</text:span><text:span text:style-name="T15">nsigned</text:span> </text:h>
      <text:p text:style-name="P25">Sometimes we don’t need to show negative numbers, so some languages allow you to specify if it will be signed or unsigned data that we will be storing.</text:p>
      <text:h text:style-name="P37" text:outline-level="3">Type</text:h>
      <text:p text:style-name="P32">In most languages understanding how memory is used for variables is extremely important if you want to write good code that manages memory effectively. <text:s/>Consider the memory being allocated as a container that holds the size of the type of data that you are storing. <text:s/>Each <text:span text:style-name="T24">memory </text:span>container is exactly the size of the type of data you are storing.</text:p>
      <text:h text:style-name="Heading_20_3" text:outline-level="3"><text:span text:style-name="T15">Statically </text:span><text:span text:style-name="T17">T</text:span><text:span text:style-name="T15">yped</text:span> </text:h>
      <text:p text:style-name="P34">When declaring a variable, you give it a name and a type. <text:s/>This means that <text:span text:style-name="T24">the name of the variable is </text:span>always assigned to the same type <text:span text:style-name="T24">and you cannot change the type of data that that variable holds.</text:span></text:p>
      <text:p text:style-name="P34"/>
      <text:h text:style-name="Heading_20_3" text:outline-level="3"><text:soft-page-break/><text:span text:style-name="T18">D</text:span><text:span text:style-name="T15">ynamically </text:span><text:span text:style-name="T17">T</text:span><text:span text:style-name="T15">yped</text:span> </text:h>
      <text:p text:style-name="P30"><text:span text:style-name="T31">Python is a dynamically typed language. <text:s/>T</text:span><text:span text:style-name="T30">his means that the data type belongs to the value, and not to the variable that points to the value. <text:s/></text:span><text:span text:style-name="T31">Consider variables in this situations like like a tag.</text:span></text:p>
      <text:h text:style-name="P37" text:outline-level="3">Variables</text:h>
      <text:p text:style-name="P5"><text:span text:style-name="T3">V</text:span><text:span text:style-name="T1">ariables are named locations in storage (memory) that hold a data type. <text:s/>Some languages demand you include the data type you want to use, others guess at it by what you put into that named storage location.</text:span></text:p>
      <text:p text:style-name="P11">One of the reasons we need to declare a type when naming a variable is because the size of the data needed to store the information. <text:s/>Otherwise you run the risk of overflowing the space allotted.</text:p>
      <text:h text:style-name="Heading_20_3" text:outline-level="3"><text:span text:style-name="T6">V</text:span><text:span text:style-name="T1">ariable Rules</text:span></text:h>
      <text:p text:style-name="P12">What’s true for most programming languages is:</text:p>
      <text:list xml:id="list2561229137" text:style-name="L1">
        <text:list-item>
          <text:p text:style-name="P24">No keywords </text:p>
        </text:list-item>
        <text:list-item>
          <text:p text:style-name="P24">Case sensitivity matters var and Var are different. Camel Case vs Underscores </text:p>
        </text:list-item>
        <text:list-item>
          <text:p text:style-name="P24">Don’t start with a digit</text:p>
        </text:list-item>
      </text:list>
      <text:h text:style-name="P37" text:outline-level="3">Declaring vs Defining</text:h>
      <text:p text:style-name="P26">When you declare a variable, you are telling the compiler or interpreter about the type, size and name of the storage location needed for the variable.</text:p>
      <text:p text:style-name="P26">When you define a variable, you are giving the declared variable the actual information that you want stored in that memory location.</text:p>
      <text:p text:style-name="P26"/>
      <text:p text:style-name="P13">C programming exampl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int i;</text:p>
            <text:p text:style-name="P1">i = 0;</text:p>
          </table:table-cell>
        </table:table-row>
      </table:table>
      <text:p text:style-name="P15"/>
      <text:p text:style-name="P16">Python exampl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i = 0</text:p>
          </table:table-cell>
        </table:table-row>
      </table:table>
      <text:p text:style-name="P14"/>
      <text:h text:style-name="P37" text:outline-level="3">Declaring and Defining</text:h>
      <text:p text:style-name="P27">C programming example <text:span text:style-name="T32">of</text:span> declar<text:span text:style-name="T32">ing</text:span> and defin<text:span text:style-name="T32">ing</text:span> in one statement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">int i = 0;</text:p>
          </table:table-cell>
        </table:table-row>
      </table:table>
      <text:p text:style-name="P36"/>
      <text:p text:style-name="P36"/>
      <text:h text:style-name="P37" text:outline-level="3"><text:soft-page-break/>Mutable vs Immutable</text:h>
      <text:p text:style-name="P35">Mutable: allows <text:span text:style-name="T19">the data to </text:span>chang<text:span text:style-name="T19">e</text:span></text:p>
      <text:p text:style-name="P28">Immutable: doesn’t allow <text:span text:style-name="T19">the date to change</text:span></text:p>
      <text:h text:style-name="P38" text:outline-level="3"><text:span text:style-name="T15">Variables</text:span> </text:h>
      <text:p text:style-name="Text_20_body">Reference to <text:span text:style-name="T32">o</text:span>bject<text:span text:style-name="T32">s</text:span> coding example in Python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8">num1 = 3</text:p>
            <text:p text:style-name="P18">num2 = num1</text:p>
            <text:p text:style-name="P18">num3 = 3</text:p>
            <text:p text:style-name="P19">num3 = 5</text:p>
            <text:p text:style-name="P18"/>
            <text:p text:style-name="P18">print(str(hex(id(num1))).upper())</text:p>
            <text:p text:style-name="P18">print(str(hex(id(num2))).upper())</text:p>
            <text:p text:style-name="P18">print(str(hex(id(num3))).upper())</text:p>
          </table:table-cell>
        </table:table-row>
      </table:table>
      <text:p text:style-name="P31"/>
      <text:h text:style-name="P37" text:outline-level="3">Visual example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0"><draw:line text:anchor-type="paragraph" draw:z-index="5" draw:name="Shape5" draw:style-name="gr6" draw:text-style-name="P42" svg:x1="1.5728in" svg:y1="0.4421in" svg:x2="4.3937in" svg:y2="0.1457in"><text:p/></draw:line><draw:line text:anchor-type="paragraph" draw:z-index="10" draw:name="Shape5" draw:style-name="gr6" draw:text-style-name="P42" svg:x1="1.5728in" svg:y1="1.1067in" svg:x2="4.3937in" svg:y2="0.1457in"><text:p/></draw:line><draw:line text:anchor-type="paragraph" draw:z-index="11" draw:name="Shape5" draw:style-name="gr8" draw:text-style-name="P42" svg:x1="1.5728in" svg:y1="1.724in" svg:x2="4.3937in" svg:y2="0.1457in"><text:p/></draw:line><draw:frame text:anchor-type="paragraph" draw:z-index="16" draw:name="Shape3" draw:style-name="gr3" draw:text-style-name="P40" svg:width="0.8976in" svg:height="0.2406in" svg:x="0.1709in" svg:y="0.0799in"><draw:text-box><text:p><text:span text:style-name="T33">num1</text:span></text:p></draw:text-box></draw:frame></text:p>
            <text:p text:style-name="P20"><draw:custom-shape text:anchor-type="paragraph" draw:z-index="0" draw:name="Shape1" draw:style-name="gr1" draw:text-style-name="P39" svg:width="1.4024in" svg:height="0.3012in" svg:x="0.1709in" svg:y="0.1181in"><text:p/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39" svg:width="1.563in" svg:height="0.285in" svg:x="4.4339in" svg:y="0.1181in"><text:p/><draw:enhanced-geometry svg:viewBox="0 0 21600 21600" draw:type="rectangle" draw:enhanced-path="M 0 0 L 21600 0 21600 21600 0 21600 0 0 Z N"/></draw:custom-shape><draw:frame text:anchor-type="paragraph" draw:z-index="4" draw:name="Shape4" draw:style-name="gr5" draw:text-style-name="P41" svg:width="0.128in" svg:height="0.265in" svg:x="5.772in" svg:y="0.1382in"><draw:text-box><text:p>3</text:p></draw:text-box></draw:frame></text:p>
            <text:p text:style-name="P20"><draw:frame text:anchor-type="paragraph" draw:z-index="2" draw:name="Shape3" draw:style-name="gr3" draw:text-style-name="P40" svg:width="0.8976in" svg:height="0.2406in" svg:x="4.4339in" svg:y="-0.3138in"><draw:text-box><text:p><text:span text:style-name="T33">0x01201242</text:span></text:p></draw:text-box></draw:frame><draw:frame text:anchor-type="paragraph" draw:z-index="3" draw:name="Shape3" draw:style-name="gr4" draw:text-style-name="P40" svg:width="0.8976in" svg:height="0.1587in" svg:x="0.2236in" svg:y="0.0102in"><draw:text-box><text:p><text:span text:style-name="T33">0x01201242</text:span></text:p></draw:text-box></draw:frame></text:p>
            <text:p text:style-name="P21"><draw:frame text:anchor-type="paragraph" draw:z-index="17" draw:name="Shape3" draw:style-name="gr3" draw:text-style-name="P40" svg:width="0.8976in" svg:height="0.2406in" svg:x="0.1709in" svg:y="0.1346in"><draw:text-box><text:p><text:span text:style-name="T33">num2</text:span></text:p></draw:text-box></draw:frame></text:p>
            <text:p text:style-name="P21"><draw:custom-shape text:anchor-type="paragraph" draw:z-index="6" draw:name="Shape1" draw:style-name="gr1" draw:text-style-name="P39" svg:width="1.4024in" svg:height="0.3012in" svg:x="0.1709in" svg:y="0.1835in"><text:p/><draw:enhanced-geometry svg:viewBox="0 0 21600 21600" draw:type="rectangle" draw:enhanced-path="M 0 0 L 21600 0 21600 21600 0 21600 0 0 Z N"/></draw:custom-shape></text:p>
            <text:p text:style-name="P21"><draw:frame text:anchor-type="paragraph" draw:z-index="7" draw:name="Shape3" draw:style-name="gr7" draw:text-style-name="P40" svg:width="0.8976in" svg:height="0.1587in" svg:x="0.2236in" svg:y="0.0638in"><draw:text-box><text:p><text:span text:style-name="T33">0x01201242</text:span></text:p></draw:text-box></draw:frame></text:p>
            <text:p text:style-name="P21"><draw:frame text:anchor-type="paragraph" draw:z-index="13" draw:name="Shape3" draw:style-name="gr3" draw:text-style-name="P40" svg:width="0.8976in" svg:height="0.2406in" svg:x="4.4339in" svg:y="0.0098in"><draw:text-box><text:p><text:span text:style-name="T33">0x01201800</text:span></text:p></draw:text-box></draw:frame><draw:line text:anchor-type="paragraph" draw:z-index="15" draw:name="Shape5" draw:style-name="gr9" draw:text-style-name="P42" svg:x1="1.5728in" svg:y1="0.5744in" svg:x2="4.3937in" svg:y2="0.0854in"><text:p/></draw:line><draw:frame text:anchor-type="paragraph" draw:z-index="18" draw:name="Shape3" draw:style-name="gr3" draw:text-style-name="P40" svg:width="0.8976in" svg:height="0.2406in" svg:x="0.1709in" svg:y="0.1811in"><draw:text-box><text:p><text:span text:style-name="T33">num3</text:span></text:p></draw:text-box></draw:frame></text:p>
            <text:p text:style-name="P21"><draw:custom-shape text:anchor-type="paragraph" draw:z-index="12" draw:name="Shape2" draw:style-name="gr2" draw:text-style-name="P39" svg:width="1.563in" svg:height="0.285in" svg:x="4.4339in" svg:y="0.0583in"><text:p/><draw:enhanced-geometry svg:viewBox="0 0 21600 21600" draw:type="rectangle" draw:enhanced-path="M 0 0 L 21600 0 21600 21600 0 21600 0 0 Z N"/></draw:custom-shape><draw:frame text:anchor-type="paragraph" draw:z-index="14" draw:name="Shape4" draw:style-name="gr5" draw:text-style-name="P41" svg:width="0.128in" svg:height="0.265in" svg:x="5.772in" svg:y="0.0783in"><draw:text-box><text:p>5</text:p></draw:text-box></draw:frame></text:p>
            <text:p text:style-name="P21"><draw:frame text:anchor-type="paragraph" draw:z-index="8" draw:name="Shape3" draw:style-name="gr4" draw:text-style-name="P40" svg:width="0.8976in" svg:height="0.1587in" svg:x="0.2272in" svg:y="0.122in"><draw:text-box><text:p><text:span text:style-name="T33">0x01201242</text:span></text:p></draw:text-box></draw:frame><draw:custom-shape text:anchor-type="paragraph" draw:z-index="9" draw:name="Shape1" draw:style-name="gr1" draw:text-style-name="P39" svg:width="1.4024in" svg:height="0.3012in" svg:x="0.1709in" svg:y="0.0382in"><text:p/><draw:enhanced-geometry svg:viewBox="0 0 21600 21600" draw:type="rectangle" draw:enhanced-path="M 0 0 L 21600 0 21600 21600 0 21600 0 0 Z N"/></draw:custom-shape></text:p>
            <text:p text:style-name="P21"/>
            <text:p text:style-name="P21"/>
          </table:table-cell>
        </table:table-row>
      </table:table>
      <text:p text:style-name="P29"/>
      <text:h text:style-name="Heading_20_3" text:outline-level="3"><text:span text:style-name="T13">Operators</text:span> </text:h>
      <text:p text:style-name="P3"><text:span text:style-name="T11">An operator is a special character that preforms mathematical, logical or relational operation </text:span><text:span text:style-name="T12">on data</text:span><text:span text:style-name="T11">. <text:s/>These operations come predefined within the language. <text:s/>WARNING: Not all operators do the same thing in every language. <text:s/>So you need to know ahead of time what you want to do and find the operator that does that task.</text:span></text:p>
      <text:p text:style-name="P17">Operators follow the BEDMAS rules of calculation.</text:p>
      <text:h text:style-name="P37" text:outline-level="3">Bitwise Operators</text:h>
      <text:p text:style-name="P6"><text:span text:style-name="T13">Bitwise operators preform their operations on the binary representation of operands and do calculations based on those </text:span><text:span text:style-name="T14">1s</text:span><text:span text:style-name="T13"> and </text:span><text:span text:style-name="T14">0s</text:span><text:span text:style-name="T1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shadow="none" style:writing-mode="pag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style:page-number="auto" fo:background-color="transparent" style:shadow="none" style:writing-mod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$Build-2</meta:generator>
    <dc:date>2018-05-17T22:50:54.863500956</dc:date>
    <meta:editing-duration>P5DT8H2M14S</meta:editing-duration>
    <meta:editing-cycles>93</meta:editing-cycles>
    <dc:creator>Cory Hilliard</dc:creator>
    <meta:document-statistic meta:table-count="5" meta:image-count="0" meta:object-count="0" meta:page-count="3" meta:paragraph-count="59" meta:word-count="652" meta:character-count="3819" meta:non-whitespace-character-count="3199"/>
  </office:meta>
</office:document-meta>
</file>